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брезка концов ридов по качеству прочтений</text:p>
      <text:p text:style-name="Standard">с помощью fastq_quality_trimmer</text:p>
      <text:p text:style-name="Standard">работа в консоли:</text:p>
      <text:p text:style-name="Standard">cd Downlaods #заходим в нужную директорию командой (change directory)</text:p>
      <text:p text:style-name="Standard"/>
      <text:p text:style-name="Standard">cd Downloads <text:s text:c="35"/></text:p>
      <text:p text:style-name="Standard">fastqc test3.fastq <text:s text:c="21"/></text:p>
      <text:p text:style-name="Standard">fastx_trimmer -f 1 -l 75 -i test3.fastq -o test3.3.fastq -v -Q 33 </text:p>
      <text:p text:style-name="Standard">Trimming: base 1 to 75</text:p>
      <text:p text:style-name="Standard">Input: 250 reads.</text:p>
      <text:p text:style-name="Standard">Output: 250 reads.</text:p>
      <text:p text:style-name="Standard">fastqc test3.3.fastq <text:s text:c="21"/>[ 1:34AM]</text:p>
      <text:p text:style-name="Standard">Started analysis of test3.3.fastq</text:p>
      <text:p text:style-name="Standard">Analysis complete for test3.3.fastq</text:p>
      <text:p text:style-name="Standard"/>
      <text:p text:style-name="Standard">usage: fastx_trimmer [-h] [-f N] [-l N] [-t N] [-m MINLEN] [-z] [-v] [-i INFILE] [-o OUTFILE]</text:p>
      <text:p text:style-name="Standard">Part of FASTX Toolkit 0.0.13.1 by A. Gordon (gordon@cshl.edu)</text:p>
      <text:p text:style-name="Standard"></text:p>
      <text:p text:style-name="Standard"><text:s text:c="3"/>[-h] <text:s text:c="8"/>= This helpful help screen.</text:p>
      <text:p text:style-name="Standard"><text:s text:c="3"/>[-f N] <text:s text:c="6"/>= First base to keep. Default is 1 (=first base).</text:p>
      <text:p text:style-name="Standard"><text:s text:c="3"/>[-l N] <text:s text:c="6"/>= Last base to keep. Default is entire read.</text:p>
      <text:p text:style-name="Standard"><text:s text:c="3"/>[-t N] <text:s text:c="6"/>= Trim N nucleotides from the end of the read.</text:p>
      <text:p text:style-name="Standard"><text:s text:c="18"/>'-t' <text:s/>can not be used with '-l' and '-f'.</text:p>
      <text:p text:style-name="Standard"><text:s text:c="3"/>[-m MINLEN] <text:s/>= With [-t], discard reads shorter than MINLEN.</text:p>
      <text:p text:style-name="Standard"><text:s text:c="3"/>[-z] <text:s text:c="8"/>= Compress output with GZIP.</text:p>
      <text:p text:style-name="Standard"><text:s text:c="3"/>[-i INFILE] <text:s/>= FASTA/Q input file. default is STDIN.</text:p>
      <text:p text:style-name="Standard"><text:s text:c="3"/>[-o OUTFILE] = FASTA/Q output file. default is STDOUT.</text:p>
      <text:p text:style-name="Standard"></text:p>
      <text:p text:style-name="Standard">bi@bi-VirtualBox[Downloads] <text:s text:c="43"/>[10:13AM]</text:p>
      <text:p text:style-name="Standard">bi@bi-VirtualBox[Downloads] <text:s text:c="2"/></text:p>
      <text:p text:style-name="Standard">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 </meta:initial-creator>
    <meta:creation-date>2014-07-29T10:06:54</meta:creation-date>
    <dc:date>2014-07-29T10:15:07</dc:date>
    <dc:creator>BI </dc:creator>
    <meta:editing-duration>P0D</meta:editing-duration>
    <meta:editing-cycles>1</meta:editing-cycles>
    <meta:document-statistic meta:table-count="0" meta:image-count="0" meta:object-count="0" meta:page-count="1" meta:paragraph-count="29" meta:word-count="173" meta:character-count="1282" meta:non-whitespace-character-count="909"/>
    <meta:generator>LibreOffice/3.5$Linux_X86_64 LibreOffice_project/350m1$Build-2</meta:generator>
  </office:meta>
</office:document-meta>
</file>